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0e04" officeooo:paragraph-rsid="00060e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eorological equipments are used to know the status of atmospheric conditions such as humidity, temperature, rainfall, pressure and wind. <text:s/>All of these affect the daily life of living beings therefore; there is an essence for weather forecasting and prediction to know the change in climate. It has been a big challenge for the forecasters to get the accurate measurement but with the help of latest instruments of meteorology; it is now possible. In comparison to previous methods, latest equipments are convenient to use and provide accurate measurement. The study of weather is very important because it is necessary to know how it impacts the daily life of human beings in different ways. Earlier, people used to measure atmospheric situations in doubtful ways. Of late, there is a big range of instruments which are reliable in terms of measurement and accuracy.</text:p>
      <text:p text:style-name="P1">There is an instrument known as ordinary snow gauge which is one of the most important meteorological instruments. This device is used to collect and measure the amount of snow precipitation over a set period of time. There are many types of snow gauges, simplest of which is known to be ordinary snow gauge which is normally a measuring stick fitted inside a metal container and mounted on ground. These types of simple gauges cannot be used by meteorologists or hydrologists; instead they are likely to use a copper container attached to a funnel container. Sunshine recorder is also considered to be an important device in meteorology. It actually aims at taking the measurement of the duration of bright sunshine. It is shaped with a glass canister or sphere that directs sunlight onto a card that works with the special chemical. This equipment is perfect in accuracy and provides a total duration of sunshine. The readings that are created are hard to understand but the new devices in the market are handy and more sensitive. Another important instrument to be discussed is Digital Thermos-Hydro Meter which is helpful in measuring the current temperature and relative humidity. It is handy to be carried with changes in electrical resistance. There is a feature in this device that displays measurements continuously on the screen. They can either be of metal or plastic body. Some types of Digital Thermos-hygrometer are available with the wireless sensor that could be placed on any location farther from the main unit. It is mainly for the measurement of humidity of air and temperature with the help of sensors.</text:p>
      <text:p text:style-name="P1">There is no doubt that meteorological instrumentation is useful in daily life. There are several reasons that it keeps its importance in many fields. Such instruments assist to know the pressure, daily maximum and minimum temperature. These equipment and their measurements allow meteorologists to make forecasts on weather conditions in the near future. On daily basis, a wide variety of instruments is used with the purpose of measuring weather conditions.</text:p>
      <text:p text:style-name="P1">Kaizen imperial has been playing a very important role as a manufacturer and supplier of meteorological instruments for many years. It is one of the best known organizations nationally and internationally. The equipments manufactured at Kaizen imperial are known for their best quality.</text:p>
      <text:p text:style-name="P1">Article Source: &lt;a target="_blank" rel="nofollow" href="http://EzineArticles.com/?expert=Geeta_Singh_Rajput"&gt;http://EzineArticles.com/?expert=Geeta_Singh_Rajput&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9T15:16:05.270976963</meta:creation-date>
    <dc:date>2014-12-19T15:16:39.281008508</dc:date>
    <meta:editing-duration>P0D</meta:editing-duration>
    <meta:editing-cycles>1</meta:editing-cycles>
    <meta:document-statistic meta:table-count="0" meta:image-count="0" meta:object-count="0" meta:page-count="1" meta:paragraph-count="5" meta:word-count="529" meta:character-count="3400" meta:non-whitespace-character-count="2875"/>
    <meta:generator>LibreOffice/4.2.7.2$Linux_x86 LibreOffice_project/420m0$Build-2</meta:generator>
  </office:meta>
</office:document-meta>
</file>